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_Util" table:style-name="ta1">
        <table:shapes>
          <draw:frame draw:z-index="0" draw:style-name="gr1" draw:text-style-name="P1" svg:width="159.92mm" svg:height="90.04mm" svg:x="64.96mm" svg:y="113.42mm">
            <draw:object draw:notify-on-update-of-ranges="Dist_Util.A1:Dist_Util.A40 Dist_Util.B1:Dist_Util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.00000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.0250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.05000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.0750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.1000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.1250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.1500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.1750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.200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.225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.250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.275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.3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.325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.350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.375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.4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.425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.450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.475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.50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.525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.55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.575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.6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.625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.65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.675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.70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.725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.75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.775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.8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825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.85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.87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.9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92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9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.975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5:33:44.886881724</dc:date>
    <meta:editing-duration>PT1M44S</meta:editing-duration>
    <meta:editing-cycles>1</meta:editing-cycles>
    <meta:document-statistic meta:table-count="1" meta:cell-count="8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4.579cm" svg:y="0.316cm" chart:style-name="ch2">
          <text:p>Average of Utilizations Generated</text:p>
        </chart:title>
        <chart:legend chart:legend-position="end" svg:x="13.73cm" svg:y="4.203cm" style:legend-expansion="high" chart:style-name="ch3"/>
        <chart:plot-area chart:style-name="ch4" table:cell-range-address="Dist_Util.A1:Dist_Util.B40" chart:data-source-has-labels="column" svg:x="1.33cm" svg:y="1.275cm" svg:width="12.081cm" svg:height="6.569cm">
          <chartooo:coordinate-region svg:x="2.324cm" svg:y="1.275cm" svg:width="11.087cm" svg:height="4.848cm"/>
          <chart:axis chart:dimension="x" chart:name="primary-x" chart:style-name="ch5" chartooo:axis-type="auto">
            <chartooo:date-scale/>
            <chart:title svg:x="6.598cm" svg:y="8.024cm" chart:style-name="ch6">
              <text:p>Utilization</text:p>
            </chart:title>
            <chart:categories table:cell-range-address="Dist_Util.A1:Dist_Util.A40"/>
          </chart:axis>
          <chart:axis chart:dimension="y" chart:name="primary-y" chart:style-name="ch7">
            <chart:title svg:x="0.451cm" svg:y="5.78cm" chart:style-name="ch8">
              <text:p>Number of tasks</text:p>
            </chart:title>
            <chart:grid chart:style-name="ch9" chart:class="major"/>
          </chart:axis>
          <chart:series chart:style-name="ch10" chart:values-cell-range-address="Dist_Util.B1:Dist_Util.B40" chart:class="chart:ba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.000000</text:p>
                <draw:g>
                  <svg:desc>Dist_Util.A1:Dist_Util.A40</svg:desc>
                </draw:g>
              </table:table-cell>
              <table:table-cell office:value-type="float" office:value="628">
                <text:p>628</text:p>
                <draw:g>
                  <svg:desc>Dist_Util.B1:Dist_Util.B40</svg:desc>
                </draw:g>
              </table:table-cell>
            </table:table-row>
            <table:table-row>
              <table:table-cell office:value-type="string">
                <text:p>0.0250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0.050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.0750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.100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0.125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0.1500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0.1750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0.2000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0.225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.25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275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.3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.325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.35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375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.4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425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0.45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0.475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.5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.525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.55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.575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.6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625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.65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0.675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.7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.725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.750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.775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.8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825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.85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.875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.9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92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95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975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